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285aa7" officeooo:paragraph-rsid="00285aa7"/>
    </style:style>
    <style:style style:name="P2" style:family="paragraph" style:parent-style-name="Standard">
      <style:paragraph-properties fo:text-align="justify" style:justify-single-word="false"/>
      <style:text-properties officeooo:paragraph-rsid="0015866b"/>
    </style:style>
    <style:style style:name="P3" style:family="paragraph" style:parent-style-name="Standard">
      <style:paragraph-properties fo:text-align="justify" style:justify-single-word="false"/>
      <style:text-properties officeooo:paragraph-rsid="001206ea"/>
    </style:style>
    <style:style style:name="P4" style:family="paragraph" style:parent-style-name="Standard">
      <style:paragraph-properties fo:text-align="justify" style:justify-single-word="false"/>
      <style:text-properties officeooo:paragraph-rsid="00204a0c"/>
    </style:style>
    <style:style style:name="P5" style:family="paragraph" style:parent-style-name="Standard">
      <style:paragraph-properties fo:text-align="justify" style:justify-single-word="false"/>
      <style:text-properties officeooo:paragraph-rsid="00177f01"/>
    </style:style>
    <style:style style:name="P6" style:family="paragraph" style:parent-style-name="Standard">
      <style:paragraph-properties fo:text-align="justify" style:justify-single-word="false"/>
      <style:text-properties officeooo:paragraph-rsid="001e5f27"/>
    </style:style>
    <style:style style:name="P7" style:family="paragraph" style:parent-style-name="Standard">
      <style:paragraph-properties fo:text-align="justify" style:justify-single-word="false"/>
      <style:text-properties officeooo:paragraph-rsid="00313b28"/>
    </style:style>
    <style:style style:name="P8" style:family="paragraph" style:parent-style-name="Standard">
      <style:paragraph-properties fo:text-align="justify" style:justify-single-word="false"/>
      <style:text-properties officeooo:paragraph-rsid="00323f42"/>
    </style:style>
    <style:style style:name="P9" style:family="paragraph" style:parent-style-name="Standard">
      <style:paragraph-properties fo:text-align="justify" style:justify-single-word="false"/>
      <style:text-properties officeooo:paragraph-rsid="0033bd78"/>
    </style:style>
    <style:style style:name="P10" style:family="paragraph" style:parent-style-name="Standard">
      <style:paragraph-properties fo:text-align="justify" style:justify-single-word="false"/>
      <style:text-properties officeooo:paragraph-rsid="0034b5ba"/>
    </style:style>
    <style:style style:name="P11" style:family="paragraph" style:parent-style-name="Standard">
      <style:paragraph-properties fo:text-align="justify" style:justify-single-word="false"/>
      <style:text-properties officeooo:paragraph-rsid="0035440a"/>
    </style:style>
    <style:style style:name="P12" style:family="paragraph" style:parent-style-name="Standard">
      <style:paragraph-properties fo:text-align="justify" style:justify-single-word="false"/>
      <style:text-properties officeooo:rsid="00160ee5" officeooo:paragraph-rsid="00160ee5"/>
    </style:style>
    <style:style style:name="P13" style:family="paragraph" style:parent-style-name="Standard">
      <style:paragraph-properties fo:text-align="justify" style:justify-single-word="false"/>
      <style:text-properties officeooo:rsid="001d9170" officeooo:paragraph-rsid="001d9170"/>
    </style:style>
    <style:style style:name="P14" style:family="paragraph" style:parent-style-name="Standard">
      <style:paragraph-properties fo:text-align="start" style:justify-single-word="false"/>
      <style:text-properties officeooo:rsid="001d9170" officeooo:paragraph-rsid="001d9170"/>
    </style:style>
    <style:style style:name="P15" style:family="paragraph" style:parent-style-name="Standard">
      <style:paragraph-properties fo:text-align="justify" style:justify-single-word="false"/>
      <style:text-properties officeooo:rsid="00204a0c" officeooo:paragraph-rsid="00228e44"/>
    </style:style>
    <style:style style:name="P16" style:family="paragraph" style:parent-style-name="Standard">
      <style:paragraph-properties fo:text-align="start" style:justify-single-word="false"/>
      <style:text-properties officeooo:rsid="00204a0c" officeooo:paragraph-rsid="002fcb5f"/>
    </style:style>
    <style:style style:name="P17" style:family="paragraph" style:parent-style-name="Standard">
      <style:paragraph-properties fo:text-align="justify" style:justify-single-word="false"/>
      <style:text-properties fo:font-weight="bold" officeooo:rsid="001206ea" officeooo:paragraph-rsid="001206ea" style:font-weight-asian="bold" style:font-weight-complex="bold"/>
    </style:style>
    <style:style style:name="P18" style:family="paragraph" style:parent-style-name="Standard">
      <style:paragraph-properties fo:text-align="justify" style:justify-single-word="false"/>
      <style:text-properties fo:font-weight="bold" officeooo:rsid="001d9170" officeooo:paragraph-rsid="001d9170" style:font-weight-asian="bold" style:font-weight-complex="bold"/>
    </style:style>
    <style:style style:name="P19" style:family="paragraph" style:parent-style-name="Standard">
      <style:paragraph-properties fo:text-align="justify" style:justify-single-word="false"/>
      <style:text-properties fo:font-weight="bold" officeooo:rsid="00204a0c" officeooo:paragraph-rsid="00228e44" style:font-weight-asian="bold" style:font-weight-complex="bold"/>
    </style:style>
    <style:style style:name="P20" style:family="paragraph" style:parent-style-name="Standard">
      <style:paragraph-properties fo:text-align="justify" style:justify-single-word="false"/>
      <style:text-properties fo:font-weight="bold" officeooo:rsid="00269325" officeooo:paragraph-rsid="00269325" style:font-weight-asian="bold" style:font-weight-complex="bold"/>
    </style:style>
    <style:style style:name="P21" style:family="paragraph" style:parent-style-name="Standard">
      <style:paragraph-properties fo:text-align="justify" style:justify-single-word="false"/>
      <style:text-properties fo:font-weight="bold" officeooo:rsid="00285aa7" officeooo:paragraph-rsid="00285aa7" style:font-weight-asian="bold" style:font-weight-complex="bold"/>
    </style:style>
    <style:style style:name="P22" style:family="paragraph" style:parent-style-name="Standard">
      <style:paragraph-properties fo:text-align="justify" style:justify-single-word="false"/>
      <style:text-properties officeooo:rsid="0018a553" officeooo:paragraph-rsid="0035440a"/>
    </style:style>
    <style:style style:name="P23" style:family="paragraph" style:parent-style-name="Standard">
      <style:paragraph-properties fo:text-align="justify" style:justify-single-word="false"/>
      <style:text-properties fo:font-variant="normal" fo:text-transform="none" style:font-name="sans-serif" fo:font-size="14.25pt" fo:letter-spacing="normal" fo:font-style="normal" fo:font-weight="normal" officeooo:rsid="00128877" officeooo:paragraph-rsid="0035440a"/>
    </style:style>
    <style:style style:name="P24" style:family="paragraph" style:parent-style-name="Standard">
      <style:paragraph-properties fo:text-align="justify" style:justify-single-word="false"/>
      <style:text-properties fo:font-variant="normal" fo:text-transform="none" style:font-name="sans-serif" fo:font-size="13.5pt" fo:letter-spacing="normal" fo:font-style="normal" fo:font-weight="normal" officeooo:paragraph-rsid="0035440a"/>
    </style:style>
    <style:style style:name="P25" style:family="paragraph" style:parent-style-name="Standard">
      <style:paragraph-properties fo:text-align="justify" style:justify-single-word="false"/>
      <style:text-properties fo:font-variant="normal" fo:text-transform="none" fo:letter-spacing="normal" fo:font-style="normal" fo:font-weight="normal" officeooo:rsid="0018a553" officeooo:paragraph-rsid="0035440a"/>
    </style:style>
    <style:style style:name="P26" style:family="paragraph" style:parent-style-name="Standard">
      <style:paragraph-properties fo:text-align="justify" style:justify-single-word="false"/>
      <style:text-properties fo:font-variant="normal" fo:text-transform="none" fo:letter-spacing="normal" fo:font-style="normal" fo:font-weight="bold" officeooo:paragraph-rsid="0035440a"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fo:font-variant="normal" fo:text-transform="none" style:font-name="Liberation Serif" fo:font-size="12pt" fo:letter-spacing="normal" fo:font-style="italic" fo:font-weight="normal" officeooo:paragraph-rsid="0035440a" style:font-size-asian="12pt" style:font-style-asian="italic" style:font-size-complex="12pt" style:font-style-complex="italic"/>
    </style:style>
    <style:style style:name="P28" style:family="paragraph" style:parent-style-name="Standard">
      <style:paragraph-properties fo:text-align="justify" style:justify-single-word="false"/>
      <style:text-properties fo:font-variant="normal" fo:text-transform="none" style:font-name="Liberation Serif" fo:font-size="12pt" fo:letter-spacing="normal" fo:font-style="normal" fo:font-weight="normal" officeooo:paragraph-rsid="0035440a" style:font-size-asian="12pt" style:font-size-complex="12pt"/>
    </style:style>
    <style:style style:name="P29" style:family="paragraph" style:parent-style-name="Standard">
      <style:paragraph-properties fo:text-align="justify" style:justify-single-word="false"/>
      <style:text-properties fo:font-variant="normal" fo:text-transform="none" style:font-name="Liberation Serif" fo:font-size="12pt" fo:letter-spacing="normal" fo:font-style="normal" fo:font-weight="bold" officeooo:rsid="001461c5" officeooo:paragraph-rsid="0035440a" style:font-size-asian="12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fo:font-variant="normal" fo:text-transform="none" style:font-name="Liberation Serif" fo:font-size="12pt" fo:letter-spacing="normal" fo:font-style="normal" fo:font-weight="bold" officeooo:paragraph-rsid="0035440a" style:font-size-asian="12pt" style:font-style-asian="normal" style:font-weight-asian="bold" style:font-size-complex="12pt" style:font-style-complex="normal" style:font-weight-complex="bold"/>
    </style:style>
    <style:style style:name="P31" style:family="paragraph" style:parent-style-name="Standard">
      <style:paragraph-properties fo:text-align="justify" style:justify-single-word="false"/>
      <style:text-properties fo:font-variant="normal" fo:text-transform="none" style:font-name="Liberation Serif" fo:font-size="14pt" fo:letter-spacing="normal" fo:font-style="normal" fo:font-weight="normal" officeooo:paragraph-rsid="0035440a" style:font-size-asian="14pt" style:font-size-complex="14pt"/>
    </style:style>
    <style:style style:name="P32" style:family="paragraph" style:parent-style-name="Standard">
      <style:paragraph-properties fo:text-align="justify" style:justify-single-word="false"/>
      <style:text-properties fo:font-variant="normal" fo:text-transform="none" fo:font-size="14pt" fo:letter-spacing="normal" fo:font-style="normal" fo:font-weight="normal" officeooo:rsid="0018a553" officeooo:paragraph-rsid="0035440a" style:font-size-asian="14pt" style:font-size-complex="14pt"/>
    </style:style>
    <style:style style:name="P33" style:family="paragraph" style:parent-style-name="Standard">
      <style:paragraph-properties fo:text-align="justify" style:justify-single-word="false"/>
      <style:text-properties fo:font-style="italic" officeooo:paragraph-rsid="0035440a" style:font-style-asian="italic" style:font-style-complex="italic"/>
    </style:style>
    <style:style style:name="P34" style:family="paragraph" style:parent-style-name="Standard">
      <style:paragraph-properties fo:text-align="justify" style:justify-single-word="false"/>
      <style:text-properties officeooo:rsid="00128877" officeooo:paragraph-rsid="0035440a"/>
    </style:style>
    <style:style style:name="P35" style:family="paragraph" style:parent-style-name="Standard">
      <style:paragraph-properties fo:text-align="justify" style:justify-single-word="false"/>
      <style:text-properties officeooo:rsid="001461c5" officeooo:paragraph-rsid="0035440a"/>
    </style:style>
    <style:style style:name="P36" style:family="paragraph" style:parent-style-name="Standard">
      <style:paragraph-properties fo:text-align="justify" style:justify-single-word="false"/>
      <style:text-properties officeooo:rsid="001635c8" officeooo:paragraph-rsid="0035440a"/>
    </style:style>
    <style:style style:name="P37" style:family="paragraph" style:parent-style-name="Standard">
      <style:paragraph-properties fo:text-align="justify" style:justify-single-word="false"/>
      <style:text-properties officeooo:rsid="0017494c" officeooo:paragraph-rsid="0035440a"/>
    </style:style>
    <style:style style:name="P38" style:family="paragraph" style:parent-style-name="Standard">
      <style:paragraph-properties fo:text-align="justify" style:justify-single-word="false"/>
      <style:text-properties fo:font-style="normal" fo:font-weight="bold" officeooo:paragraph-rsid="0035440a" style:font-style-asian="normal" style:font-weight-asian="bold" style:font-style-complex="normal" style:font-weight-complex="bold"/>
    </style:style>
    <style:style style:name="P39" style:family="paragraph" style:parent-style-name="Standard">
      <style:paragraph-properties fo:text-align="justify" style:justify-single-word="false"/>
      <style:text-properties fo:font-weight="normal" officeooo:rsid="001206ea" officeooo:paragraph-rsid="0035440a" style:font-weight-asian="normal" style:font-weight-complex="normal"/>
    </style:style>
    <style:style style:name="P40" style:family="paragraph" style:parent-style-name="Standard">
      <style:paragraph-properties fo:text-align="justify" style:justify-single-word="false"/>
      <style:text-properties officeooo:rsid="001206ea" officeooo:paragraph-rsid="001206ea"/>
    </style:style>
    <style:style style:name="P41" style:family="paragraph" style:parent-style-name="Standard">
      <style:paragraph-properties fo:text-align="start" style:justify-single-word="false"/>
      <style:text-properties officeooo:rsid="0013d835" officeooo:paragraph-rsid="00177f01"/>
    </style:style>
    <style:style style:name="P42" style:family="paragraph" style:parent-style-name="Standard">
      <style:paragraph-properties fo:text-align="start" style:justify-single-word="false"/>
      <style:text-properties officeooo:rsid="002fcb5f" officeooo:paragraph-rsid="002b537d"/>
    </style:style>
    <style:style style:name="P43" style:family="paragraph" style:parent-style-name="Standard">
      <style:paragraph-properties fo:text-align="start" style:justify-single-word="false"/>
      <style:text-properties officeooo:paragraph-rsid="00177f01"/>
    </style:style>
    <style:style style:name="P44" style:family="paragraph" style:parent-style-name="Standard">
      <style:paragraph-properties fo:text-align="start" style:justify-single-word="false"/>
      <style:text-properties officeooo:paragraph-rsid="002d1cdf"/>
    </style:style>
    <style:style style:name="P45" style:family="paragraph" style:parent-style-name="Standard">
      <style:paragraph-properties fo:text-align="start" style:justify-single-word="false"/>
      <style:text-properties officeooo:rsid="0031a9f6" officeooo:paragraph-rsid="0031a9f6"/>
    </style:style>
    <style:style style:name="P46" style:family="paragraph" style:parent-style-name="Standard">
      <style:paragraph-properties fo:text-align="start" style:justify-single-word="false"/>
      <style:text-properties officeooo:rsid="0041d033" officeooo:paragraph-rsid="0041d033"/>
    </style:style>
    <style:style style:name="P47" style:family="paragraph" style:parent-style-name="Standard">
      <style:paragraph-properties fo:text-align="start" style:justify-single-word="false"/>
      <style:text-properties officeooo:rsid="00439945" officeooo:paragraph-rsid="00439945"/>
    </style:style>
    <style:style style:name="P4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letter-spacing="normal" fo:font-style="normal" fo:font-weight="normal" officeooo:rsid="0019bc02" officeooo:paragraph-rsid="0035440a"/>
    </style:style>
    <style:style style:name="P4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letter-spacing="normal" fo:font-style="normal" fo:font-weight="normal" officeooo:paragraph-rsid="0035440a"/>
    </style:style>
    <style:style style:name="P5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letter-spacing="normal" fo:font-style="normal" fo:font-weight="normal" officeooo:rsid="00417fcc" officeooo:paragraph-rsid="00417fcc" style:font-weight-asian="normal" style:font-weight-complex="normal"/>
    </style:style>
    <style:style style:name="P5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letter-spacing="normal" fo:font-style="normal" fo:font-weight="bold" officeooo:paragraph-rsid="0035440a" style:font-style-asian="normal" style:font-weight-asian="bold" style:font-style-complex="normal" style:font-weight-complex="bold"/>
    </style:style>
    <style:style style:name="P5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letter-spacing="normal" fo:font-style="normal" fo:font-weight="bold" style:font-weight-asian="bold" style:font-weight-complex="bold"/>
    </style:style>
    <style:style style:name="P5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font-size="14pt" fo:letter-spacing="normal" fo:font-style="normal" fo:font-weight="normal" style:font-size-asian="14pt" style:font-size-complex="14pt"/>
    </style:style>
    <style:style style:name="P54"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font-name="Liberation Serif" fo:font-size="14pt" fo:letter-spacing="normal" fo:font-style="normal" fo:font-weight="normal" officeooo:paragraph-rsid="0035440a" style:font-size-asian="14pt" style:font-size-complex="14pt"/>
    </style:style>
    <style:style style:name="P55"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font-name="Liberation Serif" fo:letter-spacing="normal" fo:font-style="normal" style:text-underline-style="none"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orphans="2" fo:widows="2" fo:text-indent="0cm" style:auto-text-indent="false"/>
      <style:text-properties officeooo:paragraph-rsid="00442928"/>
    </style:style>
    <style:style style:name="P57" style:family="paragraph" style:parent-style-name="Text_20_body">
      <style:paragraph-properties fo:text-align="justify" style:justify-single-word="false"/>
    </style:style>
    <style:style style:name="P58" style:family="paragraph" style:parent-style-name="Text_20_body">
      <style:paragraph-properties fo:text-align="justify" style:justify-single-word="false"/>
      <style:text-properties officeooo:paragraph-rsid="002b537d"/>
    </style:style>
    <style:style style:name="P5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letter-spacing="normal" fo:font-style="normal" fo:font-weight="bold" officeooo:paragraph-rsid="00442928" style:font-weight-asian="bold" style:font-weight-complex="bold"/>
    </style:style>
    <style:style style:name="P60" style:family="paragraph" style:parent-style-name="Text_20_body">
      <style:paragraph-properties fo:margin-left="0cm" fo:margin-right="0cm" fo:text-align="justify" style:justify-single-word="false" fo:orphans="2" fo:widows="2" fo:text-indent="0cm" style:auto-text-indent="false"/>
      <style:text-properties officeooo:paragraph-rsid="004e758a"/>
    </style:style>
    <style:style style:name="P61" style:family="paragraph" style:parent-style-name="Standard">
      <style:paragraph-properties fo:text-align="justify" style:justify-single-word="false"/>
      <style:text-properties fo:font-weight="bold" officeooo:rsid="00160ee5" officeooo:paragraph-rsid="00160ee5" style:font-weight-asian="bold" style:font-weight-complex="bold"/>
    </style:style>
    <style:style style:name="P62" style:family="paragraph" style:parent-style-name="Standard">
      <style:paragraph-properties fo:text-align="justify" style:justify-single-word="false"/>
      <style:text-properties officeooo:paragraph-rsid="0059887c"/>
    </style:style>
    <style:style style:name="P63" style:family="paragraph" style:parent-style-name="Standard">
      <style:paragraph-properties fo:text-align="justify" style:justify-single-word="false"/>
      <style:text-properties fo:font-variant="normal" fo:text-transform="none" style:font-name="sans-serif" fo:font-size="14.25pt" fo:letter-spacing="normal" fo:font-style="normal" fo:font-weight="normal" officeooo:rsid="00128877" officeooo:paragraph-rsid="0035440a"/>
    </style:style>
    <style:style style:name="P64" style:family="paragraph" style:parent-style-name="Standard">
      <style:paragraph-properties fo:text-align="justify" style:justify-single-word="false"/>
      <style:text-properties fo:font-variant="normal" fo:text-transform="none" style:font-name="Liberation Serif" fo:font-size="14pt" fo:letter-spacing="normal" fo:font-style="normal" fo:font-weight="normal" officeooo:rsid="00128877" officeooo:paragraph-rsid="0035440a" style:font-size-asian="14pt" style:font-size-complex="14pt"/>
    </style:style>
    <style:style style:name="P65" style:family="paragraph" style:parent-style-name="Standard">
      <style:paragraph-properties fo:text-align="start" style:justify-single-word="false"/>
      <style:text-properties officeooo:rsid="00442928" officeooo:paragraph-rsid="0048511e"/>
    </style:style>
    <style:style style:name="P66" style:family="paragraph" style:parent-style-name="Standard">
      <style:paragraph-properties fo:text-align="start" style:justify-single-word="false"/>
      <style:text-properties officeooo:paragraph-rsid="0048511e"/>
    </style:style>
    <style:style style:name="P67" style:family="paragraph" style:parent-style-name="Standard">
      <style:paragraph-properties fo:text-align="justify" style:justify-single-word="false"/>
      <style:text-properties officeooo:rsid="005401f6" officeooo:paragraph-rsid="005401f6"/>
    </style:style>
    <style:style style:name="P68" style:family="paragraph" style:parent-style-name="Standard">
      <style:paragraph-properties fo:text-align="justify" style:justify-single-word="false"/>
      <style:text-properties officeooo:rsid="0017494c" officeooo:paragraph-rsid="0035440a"/>
    </style:style>
    <style:style style:name="P69" style:family="paragraph" style:parent-style-name="Standard">
      <style:paragraph-properties fo:text-align="justify" style:justify-single-word="false"/>
      <style:text-properties officeooo:rsid="0018a553" officeooo:paragraph-rsid="005663df"/>
    </style:style>
    <style:style style:name="T1" style:family="text">
      <style:text-properties officeooo:rsid="001206ea"/>
    </style:style>
    <style:style style:name="T2" style:family="text">
      <style:text-properties officeooo:rsid="0013d835"/>
    </style:style>
    <style:style style:name="T3" style:family="text">
      <style:text-properties officeooo:rsid="0014f0c9"/>
    </style:style>
    <style:style style:name="T4" style:family="text">
      <style:text-properties style:font-name="Liberation Serif" fo:font-size="12pt" style:font-size-asian="12pt" style:font-size-complex="12pt"/>
    </style:style>
    <style:style style:name="T5" style:family="text">
      <style:text-properties style:font-name="Liberation Serif" fo:font-size="12pt" officeooo:rsid="0013d835" style:font-size-asian="12pt" style:font-size-complex="12pt"/>
    </style:style>
    <style:style style:name="T6" style:family="text">
      <style:text-properties style:font-name="Liberation Serif" fo:font-size="12pt" officeooo:rsid="001461c5" style:font-size-asian="12pt" style:font-size-complex="12pt"/>
    </style:style>
    <style:style style:name="T7" style:family="text">
      <style:text-properties officeooo:rsid="0016de66"/>
    </style:style>
    <style:style style:name="T8" style:family="text">
      <style:text-properties officeooo:rsid="00177f01"/>
    </style:style>
    <style:style style:name="T9" style:family="text">
      <style:text-properties officeooo:rsid="00195bd3"/>
    </style:style>
    <style:style style:name="T10" style:family="text">
      <style:text-properties officeooo:rsid="001aaa7b"/>
    </style:style>
    <style:style style:name="T11" style:family="text">
      <style:text-properties officeooo:rsid="001e5f27"/>
    </style:style>
    <style:style style:name="T12" style:family="text">
      <style:text-properties officeooo:rsid="001e8600"/>
    </style:style>
    <style:style style:name="T13" style:family="text">
      <style:text-properties officeooo:rsid="00204a0c"/>
    </style:style>
    <style:style style:name="T14" style:family="text">
      <style:text-properties officeooo:rsid="00217e02"/>
    </style:style>
    <style:style style:name="T15" style:family="text">
      <style:text-properties officeooo:rsid="00228e44"/>
    </style:style>
    <style:style style:name="T16" style:family="text">
      <style:text-properties officeooo:rsid="0024b46d"/>
    </style:style>
    <style:style style:name="T17" style:family="text">
      <style:text-properties officeooo:rsid="0027902f"/>
    </style:style>
    <style:style style:name="T18" style:family="text">
      <style:text-properties officeooo:rsid="00285aa7"/>
    </style:style>
    <style:style style:name="T19" style:family="text">
      <style:text-properties officeooo:rsid="002a3377"/>
    </style:style>
    <style:style style:name="T20" style:family="text">
      <style:text-properties officeooo:rsid="002a5637"/>
    </style:style>
    <style:style style:name="T21" style:family="text">
      <style:text-properties officeooo:rsid="002a6ac1"/>
    </style:style>
    <style:style style:name="T22" style:family="text">
      <style:text-properties officeooo:rsid="002b537d"/>
    </style:style>
    <style:style style:name="T23" style:family="text">
      <style:text-properties officeooo:rsid="00269325"/>
    </style:style>
    <style:style style:name="T24" style:family="text">
      <style:text-properties fo:font-size="12pt" fo:background-color="transparent" loext:char-shading-value="0" style:font-size-asian="12pt" style:font-size-complex="12pt"/>
    </style:style>
    <style:style style:name="T25" style:family="text">
      <style:text-properties fo:font-size="12pt" officeooo:rsid="002fcb5f" fo:background-color="transparent" loext:char-shading-value="0" style:font-size-asian="12pt" style:font-size-complex="12pt"/>
    </style:style>
    <style:style style:name="T26" style:family="text">
      <style:text-properties officeooo:rsid="002fcb5f"/>
    </style:style>
    <style:style style:name="T27" style:family="text">
      <style:text-properties officeooo:rsid="00313b28"/>
    </style:style>
    <style:style style:name="T28" style:family="text">
      <style:text-properties fo:font-weight="normal" style:font-weight-asian="normal" style:font-weight-complex="normal"/>
    </style:style>
    <style:style style:name="T29" style:family="text">
      <style:text-properties fo:font-weight="normal" officeooo:rsid="00269325" style:font-weight-asian="normal" style:font-weight-complex="normal"/>
    </style:style>
    <style:style style:name="T30" style:family="text">
      <style:text-properties fo:font-weight="normal" officeooo:rsid="00313b28" style:font-weight-asian="normal" style:font-weight-complex="normal"/>
    </style:style>
    <style:style style:name="T31" style:family="text">
      <style:text-properties fo:font-weight="normal" officeooo:rsid="0031a9f6" style:font-weight-asian="normal" style:font-weight-complex="normal"/>
    </style:style>
    <style:style style:name="T32" style:family="text">
      <style:text-properties fo:font-weight="normal" officeooo:rsid="00323f42" style:font-weight-asian="normal" style:font-weight-complex="normal"/>
    </style:style>
    <style:style style:name="T33" style:family="text">
      <style:text-properties fo:font-weight="normal" officeooo:rsid="0041d033" style:font-weight-asian="normal" style:font-weight-complex="normal"/>
    </style:style>
    <style:style style:name="T34" style:family="text">
      <style:text-properties officeooo:rsid="0031a9f6"/>
    </style:style>
    <style:style style:name="T35" style:family="text">
      <style:text-properties officeooo:rsid="0032a0b3"/>
    </style:style>
    <style:style style:name="T36" style:family="text">
      <style:text-properties officeooo:rsid="0033bd78"/>
    </style:style>
    <style:style style:name="T37" style:family="text">
      <style:text-properties officeooo:rsid="0010e03d"/>
    </style:style>
    <style:style style:name="T38" style:family="text">
      <style:text-properties fo:font-variant="normal" fo:text-transform="none" fo:letter-spacing="normal"/>
    </style:style>
    <style:style style:name="T39" style:family="text">
      <style:text-properties fo:font-variant="normal" fo:text-transform="none" fo:letter-spacing="normal" fo:font-style="normal" fo:font-weight="normal" style:font-weight-asian="normal" style:font-weight-complex="normal"/>
    </style:style>
    <style:style style:name="T40" style:family="text">
      <style:text-properties fo:font-variant="normal" fo:text-transform="none" fo:letter-spacing="normal" fo:font-style="normal" fo:font-weight="normal" officeooo:rsid="0046eab5" style:font-weight-asian="normal" style:font-weight-complex="normal"/>
    </style:style>
    <style:style style:name="T41" style:family="text">
      <style:text-properties fo:font-variant="normal" fo:text-transform="none" fo:letter-spacing="normal" fo:font-style="normal" fo:font-weight="normal" officeooo:rsid="0048511e" style:font-weight-asian="normal" style:font-weight-complex="normal"/>
    </style:style>
    <style:style style:name="T42" style:family="text">
      <style:text-properties fo:font-variant="normal" fo:text-transform="none" fo:letter-spacing="normal" fo:font-style="normal" fo:font-weight="normal" officeooo:rsid="004e758a" style:font-weight-asian="normal" style:font-weight-complex="normal"/>
    </style:style>
    <style:style style:name="T43" style:family="text">
      <style:text-properties fo:font-variant="normal" fo:text-transform="none" fo:letter-spacing="normal" fo:font-style="normal" fo:font-weight="bold" style:font-weight-asian="bold" style:font-weight-complex="bold"/>
    </style:style>
    <style:style style:name="T44" style:family="text">
      <style:text-properties fo:font-variant="normal" fo:text-transform="none" style:font-name="Liberation Serif" fo:font-size="12pt" fo:letter-spacing="normal" style:font-size-asian="12pt" style:font-size-complex="12pt"/>
    </style:style>
    <style:style style:name="T45" style:family="text">
      <style:text-properties officeooo:rsid="00128877"/>
    </style:style>
    <style:style style:name="T46" style:family="text">
      <style:text-properties officeooo:rsid="0019bc02"/>
    </style:style>
    <style:style style:name="T47" style:family="text">
      <style:text-properties officeooo:rsid="0013c31c"/>
    </style:style>
    <style:style style:name="T48" style:family="text">
      <style:text-properties officeooo:rsid="001b7716"/>
    </style:style>
    <style:style style:name="T49" style:family="text">
      <style:text-properties officeooo:rsid="001461c5"/>
    </style:style>
    <style:style style:name="T50" style:family="text">
      <style:text-properties officeooo:rsid="00161466"/>
    </style:style>
    <style:style style:name="T51" style:family="text">
      <style:text-properties officeooo:rsid="00162fcf"/>
    </style:style>
    <style:style style:name="T52" style:family="text">
      <style:text-properties officeooo:rsid="0017494c"/>
    </style:style>
    <style:style style:name="T53" style:family="text">
      <style:text-properties officeooo:rsid="0035440a"/>
    </style:style>
    <style:style style:name="T54" style:family="text">
      <style:text-properties officeooo:rsid="0036d70c"/>
    </style:style>
    <style:style style:name="T55" style:family="text">
      <style:text-properties officeooo:rsid="00372a29"/>
    </style:style>
    <style:style style:name="T56" style:family="text">
      <style:text-properties officeooo:rsid="003a2065"/>
    </style:style>
    <style:style style:name="T57" style:family="text">
      <style:text-properties officeooo:rsid="003b5893"/>
    </style:style>
    <style:style style:name="T58" style:family="text">
      <style:text-properties officeooo:rsid="003d27d3"/>
    </style:style>
    <style:style style:name="T59" style:family="text">
      <style:text-properties officeooo:rsid="003dc6d4"/>
    </style:style>
    <style:style style:name="T60" style:family="text">
      <style:text-properties officeooo:rsid="003ea4a6"/>
    </style:style>
    <style:style style:name="T61" style:family="text">
      <style:text-properties style:text-position="super 58%"/>
    </style:style>
    <style:style style:name="T62" style:family="text">
      <style:text-properties officeooo:rsid="0041d033"/>
    </style:style>
    <style:style style:name="T63" style:family="text">
      <style:text-properties officeooo:rsid="00439945"/>
    </style:style>
    <style:style style:name="T64" style:family="text">
      <style:text-properties officeooo:rsid="00442928"/>
    </style:style>
    <style:style style:name="T65" style:family="text">
      <style:text-properties officeooo:rsid="004501aa"/>
    </style:style>
    <style:style style:name="T66" style:family="text">
      <style:text-properties officeooo:rsid="0048511e"/>
    </style:style>
    <style:style style:name="T67" style:family="text">
      <style:text-properties officeooo:rsid="00499d5e"/>
    </style:style>
    <style:style style:name="T68" style:family="text">
      <style:text-properties fo:font-style="normal" officeooo:rsid="00499d5e" style:font-style-asian="normal" style:font-style-complex="normal"/>
    </style:style>
    <style:style style:name="T69" style:family="text">
      <style:text-properties officeooo:rsid="004b6aea"/>
    </style:style>
    <style:style style:name="T70" style:family="text">
      <style:text-properties officeooo:rsid="004cfe13"/>
    </style:style>
    <style:style style:name="T71" style:family="text">
      <style:text-properties fo:color="#000080" fo:language="zxx" fo:country="none" style:text-underline-style="solid" style:text-underline-width="auto" style:text-underline-color="font-color" officeooo:rsid="004cfe13" style:language-asian="zxx" style:country-asian="none" style:language-complex="zxx" style:country-complex="none"/>
    </style:style>
    <style:style style:name="T72" style:family="text">
      <style:text-properties officeooo:rsid="004fb8d0"/>
    </style:style>
    <style:style style:name="T73" style:family="text">
      <style:text-properties officeooo:rsid="00507318"/>
    </style:style>
    <style:style style:name="T74" style:family="text">
      <style:text-properties officeooo:rsid="0054a369"/>
    </style:style>
    <style:style style:name="T75" style:family="text">
      <style:text-properties officeooo:rsid="005663df"/>
    </style:style>
    <style:style style:name="T76" style:family="text">
      <style:text-properties officeooo:rsid="00578c04"/>
    </style:style>
    <style:style style:name="T77" style:family="text">
      <style:text-properties officeooo:rsid="0059887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Unit 1: Improving productivity with IT</text:p>
      <text:p text:style-name="P54">Unit 1, Outcome 1</text:p>
      <text:p text:style-name="P33"/>
      <text:p text:style-name="P38"><text:span text:style-name="T37">1.0 </text:span><text:span text:style-name="T38">Start by writing an ‘about me’ section about your background, why you decided</text:span></text:p>
      <text:p text:style-name="P51">to come to Code Nation and about your experience so far.</text:p>
      <text:p text:style-name="P11"/>
      <text:p text:style-name="P39"><text:span text:style-name="T37">My history with </text:span><text:span text:style-name="T53">computers </text:span><text:span text:style-name="T37">started when I was very </text:span><text:span text:style-name="T53">little</text:span><text:span text:style-name="T37"> watching my friend playing Zorro on Atari. I got my fist computer few years later, </text:span><text:span text:style-name="T53">it</text:span><text:span text:style-name="T37"> was a Commodore 64 and my journey into information technology began. </text:span><text:span text:style-name="T53">I made my </text:span><text:span text:style-name="T37">first steps in programming </text:span><text:span text:style-name="T53">by learning </text:span><text:span text:style-name="T37">Basic. In 2003 </text:span><text:span text:style-name="T45">I’ve gained </text:span><text:span text:style-name="T37">IT </text:span><text:span text:style-name="T53">Te</text:span><text:span text:style-name="T37">chnician qualification. I came across Code Nation and wanted to expend my knowledge </text:span><text:span text:style-name="T53">into computer science.</text:span><text:span text:style-name="T37"> After successfully applying for the 3 weeks coding course </text:span><text:span text:style-name="T45">m</text:span><text:span text:style-name="T37">y programming journey started again.</text:span></text:p>
      <text:p text:style-name="P17"/>
      <text:p text:style-name="P17"><text:span text:style-name="T2">1.1. </text:span>The purpose of technology in <text:span text:style-name="T2">modern </text:span>business.</text:p>
      <text:p text:style-name="P40"/>
      <text:p text:style-name="P2"><text:span text:style-name="T1">It’s hard to imagine any business that has not benefited from the digital revolution. Accurate business planning, effective marketing, global sales, systematic management, real time monitoring, instant customer support and long term business growth cannot be achieved at the optimum level without </text:span><text:span text:style-name="T2">Information </text:span><text:span text:style-name="T1">T</text:span><text:span text:style-name="T2">echnology</text:span><text:span text:style-name="T1">. [1] </text:span><text:span text:style-name="T2">It is a guarantee the stay of the business in the modern competitive market. It is just as important for multi-national corporations in possession of databases and mainframe as it is for small business around the world which are operating with only one or a few computers. </text:span><text:span text:style-name="T3">It has made trading which was initially a complex activity much more easy and enjoyable today through digital marketing, online shopping, digital communication, social networking, and cloud computing. </text:span><text:span text:style-name="T4">A deep research was conducted on companies that make a lot of investments in innovative technologies and those that ignore the role of technology in modern business. It was noticed that those that invested in technological research are always way ahead of the others in terms of profit, competitiveness or market share and overall success.</text:span><text:span text:style-name="T5">[2] </text:span></text:p>
      <text:p text:style-name="P3"/>
      <text:p text:style-name="P61">1.2 Describe the methods, skills and resources needed to complete digital projects successfully – what do you need to make projects successful? What tools? What skills?</text:p>
      <text:p text:style-name="P12"/>
      <text:p text:style-name="P4"><text:span text:style-name="T7">Digital projects are different than traditional. Most techniques and frameworks taught at universities and business schools are to complex for teams working on digital projects, like building a website, making an app, or running a marketing campaign. Digital products are </text:span><text:span text:style-name="T8">malleable by their nature. They’re easily changed, adjusted, and improved. [3] We need specific tools to work </text:span><text:span text:style-name="T9">together</text:span><text:span text:style-name="T8">, exchanging informations and checking on the progress of the project. Trello is work management tool. It’s </text:span><text:span text:style-name="T9">highly</text:span><text:span text:style-name="T8"> visual app and has some 25M users </text:span><text:span text:style-name="T9">who a</text:span>re using <text:span text:style-name="T9">it</text:span> to manage workflows. Users can read a description of each board and how it functions, get details about any power-ups and integrations used, and view an embedded version of the board. <text:span text:style-name="T8">[4] </text:span><text:span text:style-name="T10">Depends on the project you will need different set of skills, for example to building a web site, you may need to know HTML, CSS, JavaScript, PHP, MySQL etc. depending on complexity and purpose. </text:span><text:span text:style-name="T14">It’s worth to mention </text:span><text:span text:style-name="T13">d</text:span><text:span text:style-name="T10">raw.io </text:span><text:span text:style-name="T14">that </text:span><text:span text:style-name="T10">is completely free online diagram editor built around Google Drive(TM), that enables you to create flowcharts, UML, entity relation, network diagrams, mockups and more. </text:span><text:span text:style-name="T13">[5]</text:span></text:p>
      <text:p text:style-name="P5"/>
      <text:p text:style-name="P18">1.3. Plan and carry out tasks using IT – e.g. making your website.</text:p>
      <text:p text:style-name="P13"/>
      <text:p text:style-name="P4"><text:bookmark text:name="hs_cos_wrapper_post_body"/><text:span text:style-name="T24">The planning phase is exactly what you would assume – the step in which you map out your project. In this phase, your key activities will include doing research to determine the goals and requirements of the project, identifying stakeholders, defining project objectives, determining scope and resources, and mapping major tasks. This is one of the most important phases, as you need to combine many expectations and requirements for the project into one coherent plan. </text:span><text:span text:style-name="T25">[6] </text:span><text:span text:style-name="T11">To create my own website I would start by setting up a plan using Trello. I would plan and track progress of </text:span><text:soft-page-break/><text:span text:style-name="T11">each activities required to finish my project. </text:span><text:span text:style-name="T14">After organising my tasks I would need to focus on modelling my site by using website diagrams.net as a </text:span><text:span text:style-name="T12">blue print when writing HTML code and using CSS to model the site. </text:span></text:p>
      <text:p text:style-name="P6"/>
      <text:p text:style-name="P19">1.4. <text:span text:style-name="T15">Describe the risks that might impact a digital project.</text:span></text:p>
      <text:p text:style-name="P15"/>
      <text:p text:style-name="P9"><text:span text:style-name="T16">I</text:span>n the digital world, the landscape can change quickly and unexpectedly. <text:span text:style-name="T65">The risk that might impact a digital project may vary, lets imagine your team is working on a new app, two months in the project Apple releases a new version of iOS, and the app doesn’t work properly with a new software, that could have a huge impact as company would need more time and working hours to finish the project. Lets say you are half way through the project, the company you work for is margin with a competitor who has a different market strategy or </text:span><text:span text:style-name="T16">you are few months in developing new site, then your competitor realises new site that is more advance then your final product with new features that will outclass your projec</text:span><text:span text:style-name="T65">t. Now lets think about this, on</text:span><text:span text:style-name="T36">e of your employer is sabotaging the project by wiping out all the data </text:span><text:span text:style-name="T65">or </text:span><text:span text:style-name="T36">t</text:span><text:span text:style-name="T65">h</text:span><text:span text:style-name="T36">ere is a security bridge and your competition is hacking in to your system stealing your ideas. </text:span><text:span text:style-name="T65">As we can see digital projects can be affected by many factors and we have to be aware of those complications and implement strategies to deal with that situations in advance. </text:span></text:p>
      <text:p text:style-name="P13"/>
      <text:p text:style-name="P20">1.5. Describe how you would go about selecting and using IT systems and software.</text:p>
      <text:p text:style-name="P7"/>
      <text:p text:style-name="P8"><text:span text:style-name="T23">Choosing software is not a quick or easy process. </text:span><text:span text:style-name="T35">F</text:span><text:span text:style-name="T23">irst step in choosing the right software tools for you</text:span><text:span text:style-name="T27">r project </text:span><text:span text:style-name="T23">is knowing </text:span><text:span text:style-name="Strong_20_Emphasis"><text:span text:style-name="T29">what you want the software to do</text:span></text:span><text:span text:style-name="T29">. You cannot be successful in your software search unless you know what you are looking f</text:span><text:span text:style-name="T32">or.</text:span> What problems must the new solution solve? <text:span text:style-name="T29">What would a solution be worth? Can you quantify the strategic benefits of the new system, or the costs savings, or the time savings? </text:span><text:span text:style-name="T30">By finding answers to those questions </text:span><text:span text:style-name="T32">you </text:span><text:span text:style-name="T30">will </text:span><text:span text:style-name="T32">be one step closer to finding </text:span><text:span text:style-name="T30">right solutions. </text:span><text:span text:style-name="T31">[8] </text:span><text:span text:style-name="T23">Depending on </text:span><text:span text:style-name="T18">type and </text:span><text:span text:style-name="T23">complexity of </text:span><text:span text:style-name="T17">th</text:span><text:span text:style-name="T23">e project, as well as resources needed I would have to decide </text:span><text:span text:style-name="T27">what particular system is suitable</text:span><text:span text:style-name="T23">. I would focus on research on similar projects and find out what IT system were used in the past or present to complete it and run it. </text:span></text:p>
      <text:p text:style-name="P8"/>
      <text:p text:style-name="P21">1.6 Describe and provide analysis on how your chosen technologies have helped you achieve your outcomes.</text:p>
      <text:p text:style-name="P1"/>
      <text:p text:style-name="P10"><text:bookmark text:name="hs_cos_wrapper_post_body2"/>We tend to think of just-in-time manufacturing as a relatively new concept. Dell builds your PC when you order it but does it quickly, so you are satisfied with the speed of delivery.<text:bookmark text:name="hs_cos_wrapper_post_body1"/> Kanban approach moves work from one stage to the next only when it is pulled through by demand.<text:bookmark text:name="hs_cos_wrapper_post_body4"/> The goal of Kanban is to move every bit of work efficiently from beginning to end with as little waste and lag as possible. This requires limiting the amount of work in the pipeline to what can reasonably be managed at a given time. <text:span text:style-name="T19">In </text:span><text:span text:style-name="T18">Trello </text:span><text:span text:style-name="T19">I could set up planning, describing tasks that needed to be accomplish. </text:span><text:span text:style-name="T18">Draw.io </text:span><text:span text:style-name="T19">helped me to draw a chart for the project. Having everything in front of my eyes in graphic format was really useful throughout the whole experience. </text:span><text:span text:style-name="T18">Visual Studio Code </text:span><text:span text:style-name="T19">was used as a coding platform. I could put everything </text:span><text:span text:style-name="T20">together</text:span><text:span text:style-name="T19"> there and see a final </text:span><text:span text:style-name="T20">result.</text:span><text:span text:style-name="T19"> Apart from that I have used Mozilla as an internet browser to do research and </text:span><text:span text:style-name="T21">to </text:span><text:span text:style-name="T19">download necessary files. </text:span><text:span text:style-name="T20">My main platform was a PC computer and </text:span><text:span text:style-name="T18">Linux as a </text:span><text:span text:style-name="T20">operating system. </text:span><text:span text:style-name="T35">The collaboration of all those tools together was very helpful, it gave the project a right structure and the right feel to it that made me feel more professional. </text:span></text:p>
      <text:p text:style-name="P1"/>
      <text:p text:style-name="P21">1.7 Describe legal guidelines and constraints that impact digital projects</text:p>
      <text:p text:style-name="P1"/>
      <text:p text:style-name="P58"><text:span text:style-name="T22">To have a fair and proper use of information about people in 2018 GDPR (General Data Protection Regulation) came into place. </text:span><text:span text:style-name="T23">Data protection is essential to innovation. Good practice in data </text:span><text:soft-page-break/><text:span text:style-name="T23">protection is vital to ensure public trust in, engagement with and support for innovative uses of data in both the public and private sectors. </text:span>Data protection law takes a risk-based approach, based on some key principles. This means it’s flexible and can be applied to a huge range of organisations and situations, and it doesn’t act as a barrier to doing new things in new ways. If you collect information about individuals for any reason other than your own personal, family or household purposes, you need to comply. <text:span text:style-name="T26">[</text:span><text:span text:style-name="T34">9</text:span><text:span text:style-name="T26">]</text:span></text:p>
      <text:p text:style-name="P23"/>
      <text:p text:style-name="P64">Unit 1, Outcome 2 (Review)</text:p>
      <text:p text:style-name="P23"/>
      <text:p text:style-name="P26"><text:span text:style-name="T46">2</text:span><text:span text:style-name="T45">.1 Review the ongoing use of IT tools and change approach as needed </text:span>– in making your own website, are you happy with the tools you used? E.g. Visual Studio Code, Codepen, Trello</text:p>
      <text:p text:style-name="P34"/>
      <text:p text:style-name="P11"><text:span text:style-name="T45">To complete my website I’ve used Visual Studio </text:span><text:span text:style-name="T55">Code </text:span><text:span text:style-name="T45">for codding, Trello for planning and managing, diagrams.net to create visual sketch of the website. Visual Studio was good at first unfortunately it stopped working correctly and have to moved to </text:span><text:span text:style-name="T46">notepad </text:span><text:span text:style-name="T45">in witch I completed the website. </text:span><text:span text:style-name="T46">Using a notepad proved that using basic software with right amount of skills can go very far. </text:span><text:span text:style-name="T45"><text:s/>Trello </text:span><text:span text:style-name="T46">was </text:span><text:span text:style-name="T45">useful, my project was very small and I had all the planning in my head </text:span><text:span text:style-name="T54">but to have all the task in front of my eyes did give a professional look to the whole project</text:span><text:span text:style-name="T45">. </text:span><text:span text:style-name="T46"><text:s/></text:span><text:span text:style-name="T47">Diagrams.net was crucial and I can’t praise enough how it helped me creating my site.</text:span></text:p>
      <text:p text:style-name="P34"/>
      <text:p text:style-name="P26"><text:span text:style-name="T45">2.2 Describe whether the IT tools selected were appropriate E.g. Visual Studio Code, </text:span>Trello</text:p>
      <text:p text:style-name="P49"/>
      <text:p text:style-name="P48">Tools I’ve used were appropriate to given project. Visual Studio <text:span text:style-name="T55">Code </text:span>is very complex software with many build in functions to help any programmer or web developer. Trello was good as well, help<text:span text:style-name="T48">ed </text:span>me managing task as project management solution. </text:p>
      <text:p text:style-name="P49"/>
      <text:p text:style-name="P26"><text:span text:style-name="T45">2.3 Assess the strengths and weaknesses of your final project </text:span>– are you happy with your website. Why? Why not? You should review it on the website itself in the interests of openness. What would you change?</text:p>
      <text:p text:style-name="P35"/>
      <text:p text:style-name="P35">For the amount of time I gave myself to create the site I am happy with the result. It’s very basic site with big potential. <text:span text:style-name="T56">I would like to expend it more with more futures, also expend the gallery. I have learned new skills in creating this project. From project management to HTML and CSS, plus its a great way to spend time creatively.</text:span></text:p>
      <text:p text:style-name="P35"/>
      <text:p text:style-name="P29">2.4 Describe further improvements you can make to your project</text:p>
      <text:p text:style-name="P35"/>
      <text:p text:style-name="P35">For start I would like to add more pictures. At this stage my site is only the demonstration of my skills and I would like to expend it so it can be view for <text:span text:style-name="T57">outside world</text:span>. I would like to keep the 90s feel to it. It wasn’t my initial intention as I was aiming for new age look, but now I feel that the old look may give some old school viewers nostalgic feel.</text:p>
      <text:p text:style-name="P34"/>
      <text:p text:style-name="P38"><text:span text:style-name="T49">2</text:span><text:span text:style-name="T6">.5 </text:span><text:span text:style-name="T44">Review outcomes to make sure they match requirements and are fit for purpose</text:span></text:p>
      <text:p text:style-name="P24"/>
      <text:p text:style-name="P62"><text:span text:style-name="T50">I do believe that I met all requirements </text:span><text:span text:style-name="T77">and everything is formatted correctly.</text:span><text:span text:style-name="T50"> </text:span><text:span text:style-name="T77">I did use </text:span><text:span text:style-name="T76">wide range of H</text:span><text:span text:style-name="T77">T</text:span><text:span text:style-name="T76">M</text:span><text:span text:style-name="T77">L tags and CSS throughout the pages. My website uses</text:span><text:span text:style-name="T50"> new CSS3 </text:span><text:span text:style-name="T51">technolog</text:span><text:span text:style-name="T58">ies like </text:span><text:span text:style-name="T77">flex box and</text:span><text:span text:style-name="T50"> has 3 subpages and demonstration of all the techniques that were given to me during the phase of the course.</text:span></text:p>
      <text:p text:style-name="P11"/>
      <text:p text:style-name="P24"/>
      <text:p text:style-name="P24"><text:soft-page-break/></text:p>
      <text:p text:style-name="P24"/>
      <text:p text:style-name="P31">Unit 1, Outcome 3</text:p>
      <text:p text:style-name="P24"/>
      <text:p text:style-name="P26">3.1 Review the benefits and drawbacks of IT tools and systems used in terms of productivity and efficiency – could you have been more efficient when making your website? How? Could you have done it in teams?</text:p>
      <text:p text:style-name="P11"/>
      <text:p text:style-name="P11"><text:span text:style-name="T51">Visual Studio is a very good coding software, </text:span><text:span text:style-name="T59">it has very well organise structure and coding experience is superb. For my project the drawback was that it stopped working and I had to switch to notepad. I did not research <text:s/>for different coding environment due to a lack of time and worries that my old laptop will eventually freeze completely. </text:span><text:span text:style-name="T51">Benefits of diagrams.net would be be the ability to create visual site, by dividing it to sections and then use it as blueprint to create a website. I don’t see any drawbacks for </text:span><text:span text:style-name="T59">the </text:span><text:span text:style-name="T51">us of diagrams.net. Trello is making productivity faster but kills </text:span><text:span text:style-name="T59">or limit </text:span><text:span text:style-name="T51"><text:s/>creativity in my opinion.</text:span></text:p>
      <text:p text:style-name="P11"/>
      <text:p text:style-name="P30">3.2 Describe ways to improve productivity and efficiency</text:p>
      <text:p text:style-name="P28"/>
      <text:p text:style-name="P36">To improve productivity and efficiency is important to have good and stable hardware and software <text:span text:style-name="T60">as well as </text:span>good quality environment and create enough time and space for yourself. <text:span text:style-name="T72">Taking regular breaks can have positive impact on productivity as rested mind will work better and produce better outcome. Self-imposed deadlines, limiting time on the tasks that not related to your project as staying focused is crucial to produced good quality material. </text:span><text:span text:style-name="T73">Also t</text:span><text:span text:style-name="T72">racking your progress can be really useful </text:span><text:span text:style-name="T73">in improving efficiency of your work. </text:span><text:span text:style-name="T72"><text:s/></text:span></text:p>
      <text:p text:style-name="P36"/>
      <text:p text:style-name="P38"><text:span text:style-name="T52">3.3 </text:span><text:span text:style-name="T38">Develop solutions to improve own productivity using IT in digital projects – what would you do differently next time? Team work? Use of Slack?</text:span></text:p>
      <text:p text:style-name="P37"/>
      <text:p text:style-name="P67">To improve my own productivity in digital projects I could use macros, mouse and keyboard shortcuts. For example when I don’t have my hand on the keyboard and all I have are mouse macro buttons, alt-esc allows me to instantly switch between applications in the same virtual desktop. Ctrl-alt-tab view provides a good way to switch between applications. Next time I would customize my working environment to be more efficient and user friendly. Also invest in better hardware with faster processor and expended memory <text:span text:style-name="T74">as my old laptop could not handle many windows open at the same time and freezing time to time. </text:span></text:p>
      <text:p text:style-name="P37"/>
      <text:p text:style-name="P30">3.4 Describe how you would go about testing digital solutions</text:p>
      <text:p text:style-name="P27"/>
      <text:p text:style-name="P69">To test a digital solution I would focus on its usability for given project. <text:span text:style-name="T75">When introducing a new website we face the challenge of understanding which browsers and devices we use to prove that the website is accessible. It is crucial that everyone can use the website with specific device and browser type. </text:span><text:s/><text:span text:style-name="T75">I would test my website on different devices such as mobile (android, iOS), different operating systems – MS Windows, MAC, Linux. Also using different web browsers such as Google Chrome, Mozzilla Firefox, Microsoft Edge, Opera. </text:span></text:p>
      <text:p text:style-name="P22"/>
      <text:p text:style-name="P32">Unit 2, Outcome 1</text:p>
      <text:p text:style-name="P25"/>
      <text:p text:style-name="P52">1.1 Describing the content and layout for each page</text:p>
      <text:p text:style-name="P52"/>
      <text:p text:style-name="P50">My index page contains mixture of text and images. There is a menu on the left top of the page and on the right I’ve placed the text logotype. The middle section is a text field divided by 3 columns. At the bottom of the page I’ve placed some miniature pictures to give a site more character. 1<text:span text:style-name="T61">st</text:span> 2<text:span text:style-name="T61">nd</text:span> <text:soft-page-break/>and 3<text:span text:style-name="T61">rd</text:span> pages is a clone of the index page minus the text field. I did include different categories, and placed one picture as an introduction to further expended galleries. </text:p>
      <text:p text:style-name="P52"/>
      <text:p text:style-name="P52">1.5 Describing copyright and other constraints affecting websites</text:p>
      <text:p text:style-name="P55"/>
      <text:p text:style-name="P57">Finding stock objects and existing implementations is often quicker, cheaper and more practical than producing your own. Whether free or not, these resources normally come with a license to ensure fair use. Licenses are granted by an authority to allow a usage. What Is “Fair Use? “Fair use” is an exception to the exclusive rights held by the copyright owner. It exists in some countries such as the US and UK. Under it, in certain cases, using work without permission is possible. If someone’s usage is defined as fair use, then they don’t need to obtain a license. Essentially, using copyrighted material is a legal right. <text:span text:style-name="Strong_20_Emphasis"><text:span text:style-name="T28">Copyright </text:span></text:span><text:span text:style-name="Strong_20_Emphasis"><text:span text:style-name="T33">is c</text:span></text:span>reative artist's control of original work: the legal right of creative artists or publishers to control the use and reproduction of their original works. You have to have permission before using it. <text:span text:style-name="T62">Licensing is a p</text:span>ermission to use something for your own reasons. [10]</text:p>
      <text:p text:style-name="P52">1.6 Describing access issues that need taking into account - describe issues that people with disabilities may face when using webpages and how we can overcome them</text:p>
      <text:p text:style-name="P52"/>
      <text:p text:style-name="P56"><text:span text:style-name="T39">When websites and web tools are properly designed and coded, people with disabilities can use them. The number and severity of disabilities tend to increase as people with age, and may include changes in vision, hearing, memory, or motor function, which can be accommodated on the Web as with any other disabilities. </text:span>Many of the accessibility solutions contribute to "universal design" or "design for all" by benefiting non-disabled users. For example, support for speech output not only benefits blind users, but also Web users whose eyes are busy with other tasks; while captions of audio not only benefit deaf users but also increase the efficiency of indexing and searching audio content on Web sites. <text:span text:style-name="T63">[11]</text:span></text:p>
      <text:p text:style-name="P59">1.7 Describe which are the appropriate filetypes for websites</text:p>
      <text:p text:style-name="P60"><text:span text:style-name="T39">While downloading files and viewing websites, you’ll meet up with many file formats. Most are common, and encountered frequently, others are more obscure and require specialist programs to open or use. </text:span><text:bookmark text:name="avi"/><text:span text:style-name="T41">Web sites code can be written into </text:span><text:span text:style-name="T39">HTML </text:span><text:span text:style-name="T42">(</text:span><text:span text:style-name="T41">Hypertext Markup Language</text:span><text:span text:style-name="T42">)</text:span><text:span text:style-name="T41"> files are text-only documents that contain highly interactive content and are designed specifically for digital viewing. This means they are optimal as an on-screen viewing file rather than a printed format. CSS - Cascading Style Sheet </text:span><text:span text:style-name="T40">is used to define styles for a web pages, including the design </text:span><text:span text:style-name="T41">and can control the layout of multiple web pages all at once. [12] </text:span><text:span text:style-name="T40">Most common file types used in website for </text:span><text:span text:style-name="T39">Audio/Video Interleaved </text:span><text:span text:style-name="T40">is AVI format, it stands for Audio Video Interleave, a file with the AVI extension is a commonly used file format developed by Microsoft for storing both video and audio data in a single file. </text:span><text:span text:style-name="T43"><text:s/></text:span><text:span text:style-name="T66"><text:s/>DOC stands for DOCument and can contain formatted text, images, tables, graphs, charts, page formatting, and print settings. Its used used by Microsoft Word, also used with most word processing software, including Open Office. <text:s/></text:span><text:span text:style-name="T67">Choosing a format for displaying pictures on our website can be tricky. Good choice for lossy compression of still images is a Joint Photographic Experts Group image known as JPEG. </text:span><text:span text:style-name="T66">To display simple animations on our website we can use </text:span><text:span text:style-name="T67">GIF </text:span><text:span text:style-name="T66">(Graphics Interchange Format) files. </text:span><text:bookmark text:name="midi"/><text:span text:style-name="Emphasis"><text:span text:style-name="T68">Whenever we need to include a music into our website we can use file format such as MIDI</text:span></text:span> Musical Instrument Digital Interface. <text:span text:style-name="T69">It stores informations (midi data) that musical instruments transmit between each other to control such things as playing notes and adjusting an instruments sound in various ways. A MIDI file is very </text:span><text:soft-page-break/><text:span text:style-name="T69">small, often as small as 10 KB for a 1-minute playback (a .wav file of the same duration requires 5 to 10 MB of disk space) . <text:s/>A</text:span><text:span text:style-name="T67">nother popular </text:span><text:span text:style-name="T69">audio format that we can use for a web page is </text:span>MP3 - MPEG Layer 3 sound file . <text:span text:style-name="T70">It’s a compressed audio file format developed by the Moving Picture Experts Group (MPEG). All modern browsers support this format and file sounds similar to the original recording, but requires significantly less disk space. [13]</text:span></text:p>
      <text:p text:style-name="P43"><text:span text:style-name="T2">1. </text:span><text:a xlink:type="simple" xlink:href="https://www.linkedin.com/pulse/role-information-technology-business-success-abid-afzal-butt" text:style-name="Internet_20_link" text:visited-style-name="Visited_20_Internet_20_Link"><text:span text:style-name="T1">https://www.linkedin.com/pulse/role-information-technology-business-success-abid-afzal-butt</text:span></text:a></text:p>
      <text:p text:style-name="P41">2. <text:a xlink:type="simple" xlink:href="https://voticle.com/a/articles/15010/the-role-of-it-in-modern-business" text:style-name="Internet_20_link" text:visited-style-name="Visited_20_Internet_20_Link">https://voticle.com/a/articles/15010/the-role-of-it-in-modern-business</text:a></text:p>
      <text:p text:style-name="P43"><text:span text:style-name="T8">3. </text:span>https://activecollab.com/project-management-guides/managing-digital-projects-ebook</text:p>
      <text:p text:style-name="P44"><text:span text:style-name="T8">4. </text:span><text:span text:style-name="T7">https://www.computerworld.com/article/3226447/what-is-trello-a-guide-to-atlassians-collaboration-and-work-management-tool.html</text:span></text:p>
      <text:p text:style-name="P14">5. https://gsuite.google.com/marketplace/app/diagramsnet/671128082532</text:p>
      <text:p text:style-name="P16">6. https://blog.trello.com/project-management-power-ups</text:p>
      <text:p text:style-name="P16"><text:span text:style-name="T26">7. </text:span>https://www.interruptdelivers.com/themash/what-is-risk-in-a-digital-project-and-why-should-i-care</text:p>
      <text:p text:style-name="P42">8. https://www.middlestone.ltd/blog/steps-to-choosing-software-that-is-right-for-your-small-business</text:p>
      <text:p text:style-name="P45">9. <text:a xlink:type="simple" xlink:href="https://ec.europa.eu/info/law/law-topic/data-protection/eu-data-protection-rules_en" text:style-name="Internet_20_link" text:visited-style-name="Visited_20_Internet_20_Link"><text:span text:style-name="T22">https://ec.europa.eu/info/law/law-topic/data-protection/eu-data-protection-rules_en</text:span></text:a></text:p>
      <text:p text:style-name="P46">10. <text:a xlink:type="simple" xlink:href="http://jibcat009622.weebly.com/13-i-can-describe-what-copyright-and-other-constraints-apply-to-the-use-of-images.html" text:style-name="Internet_20_link" text:visited-style-name="Visited_20_Internet_20_Link">http://jibcat009622.weebly.com/13-i-can-describe-what-copyright-and-other-constraints-apply-to-the-use-of-images.html</text:a></text:p>
      <text:p text:style-name="P47">11. <text:a xlink:type="simple" xlink:href="https://www.w3.org/WAI/EO/Drafts/WAI-access-profiles" text:style-name="Internet_20_link" text:visited-style-name="Visited_20_Internet_20_Link">https://www.w3.org/WAI/EO/Drafts/WAI-access-profiles</text:a></text:p>
      <text:p text:style-name="P65">12. <text:a xlink:type="simple" xlink:href="https://www.w3schools.com/css/css_intro.asp" text:style-name="Internet_20_link" text:visited-style-name="Visited_20_Internet_20_Link">https://w</text:a><text:a xlink:type="simple" xlink:href="https://www.w3schools.com/css/css_intro.asp" text:style-name="Internet_20_link" text:visited-style-name="Visited_20_Internet_20_Link"><text:span text:style-name="T66">ww.w3schools.com/css/css_intro.asp</text:span></text:a></text:p>
      <text:p text:style-name="P66"><text:span text:style-name="T66">13. </text:span><text:a xlink:type="simple" xlink:href="https://www.yourhtmlsource.com/starthere/fileformats.html" text:style-name="Internet_20_link" text:visited-style-name="Visited_20_Internet_20_Link"><text:span text:style-name="T64">https://</text:span></text:a><text:a xlink:type="simple" xlink:href="https://www.yourhtmlsource.com/starthere/fileformats.html" text:style-name="Internet_20_link" text:visited-style-name="Visited_20_Internet_20_Link"><text:span text:style-name="T71">w</text:span></text:a><text:span text:style-name="T71">ww.techterms.com/definition/mp3</text:span></text:p>
      <text:p text:style-name="P65"/>
      <text:p text:style-name="P6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21:08:47.561707094</meta:creation-date>
    <dc:date>2021-01-19T16:50:48.617150417</dc:date>
    <meta:editing-duration>PT3H27M46S</meta:editing-duration>
    <meta:editing-cycles>49</meta:editing-cycles>
    <meta:generator>LibreOffice/6.4.6.2$Linux_X86_64 LibreOffice_project/40$Build-2</meta:generator>
    <meta:document-statistic meta:table-count="0" meta:image-count="0" meta:object-count="0" meta:page-count="6" meta:paragraph-count="61" meta:word-count="3114" meta:character-count="19230" meta:non-whitespace-character-count="16149"/>
  </office:meta>
</office:document-meta>
</file>